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Arial" svg:font-family="Arial" style:font-family-generic="roman" style:font-pitch="variable"/>
    <style:font-face style:name="Droid Sans" svg:font-family="'Droid Sans'" style:font-family-generic="roman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style:font-size-asian="18pt" style:font-size-complex="18pt"/>
    </style:style>
    <style:style style:name="P2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 style:list-style-name="WW8Num1"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 style:list-style-name="WW8Num1"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000000" style:text-position="0% 100%" style:font-name="Droid Sans" fo:font-size="11pt" fo:font-style="normal" fo:text-shadow="none" style:text-underline-style="none" fo:font-weight="normal" style:font-size-asian="11pt" style:font-style-asian="normal" style:font-weight-asian="normal" style:font-size-complex="11pt"/>
    </style:style>
    <style:style style:name="T2" style:family="text">
      <style:text-properties fo:color="#000000" style:text-position="0% 100%" style:font-name="Droid San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/>
    </style:style>
    <style:style style:name="T3" style:family="text">
      <style:text-properties fo:color="#000000" style:text-position="0% 100%" style:font-name="Droid Sans" fo:font-style="normal" fo:text-shadow="none" fo:font-weight="normal" style:font-style-asian="normal" style:font-weight-asian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ound Integration List</text:p>
      <text:p text:style-name="P4"/>
      <text:p text:style-name="P1"><text:span text:style-name="T3">Menu Sounds</text:span></text:p>
      <text:p text:style-name="P1"><text:span text:style-name="T3"/></text:p>
      <text:p text:style-name="Standard"><text:span text:style-name="T1">-Sound for africa map fly in &amp; sound for splash fly in:</text:span></text:p>
      <text:p text:style-name="Standard"><text:span text:style-name="T1"><text:tab/>"camera zoom into map region.wav"</text:span></text:p>
      <text:p text:style-name="Standard"/>
      <text:p text:style-name="Standard"><text:span text:style-name="T1">-Sound for once player clicks on a number to start a level:</text:span></text:p>
      <text:p text:style-name="Standard"><text:span text:style-name="T1"><text:tab/>"camera zoom into map region_b.wav"</text:span></text:p>
      <text:p text:style-name="Standard"/>
      <text:p text:style-name="Standard"><text:span text:style-name="T1">-Pressing any ui button(except the back button):</text:span></text:p>
      <text:p text:style-name="Standard"><text:span text:style-name="T1"><text:tab/>"tap button_a.wav"</text:span></text:p>
      <text:p text:style-name="Standard"/>
      <text:p text:style-name="Standard"><text:span text:style-name="T1">-Pressing the ui back button:</text:span></text:p>
      <text:p text:style-name="Standard"><text:span text:style-name="T1"><text:tab/>"tap button_b.wav"</text:span></text:p>
      <text:p text:style-name="Standard"/>
      <text:p text:style-name="Standard"><text:span text:style-name="T1">-Sound for defeat:</text:span></text:p>
      <text:p text:style-name="Standard"><text:span text:style-name="T1"><text:tab/>"karen game music_short level failed tune.wav"</text:span></text:p>
      <text:p text:style-name="Standard"/>
      <text:p text:style-name="Standard"><text:span text:style-name="T1">-Sound for victory:</text:span></text:p>
      <text:p text:style-name="Standard"><text:span text:style-name="T1"><text:tab/>"karen game music_short level succes tune.wav"</text:span></text:p>
      <text:p text:style-name="Standard"/>
      <text:p text:style-name="Standard"><text:span text:style-name="T1">-Sound for something unlocked: </text:span></text:p>
      <text:p text:style-name="Standard"><text:span text:style-name="T1"><text:tab/>"karen game music_short level start tune.wav"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3">Game Sounds</text:span></text:p>
      <text:p text:style-name="Standard"/>
      <text:p text:style-name="Standard"/>
      <text:p text:style-name="Standard"><text:span text:style-name="T1">-Sound for card shuffle &amp; card flip over:</text:span></text:p>
      <text:p text:style-name="Standard"><text:span text:style-name="T1"><text:tab/>(any) "card shuffle sound_a.wav"</text:span></text:p>
      <text:p text:style-name="Standard"/>
      <text:p text:style-name="Standard"><text:span text:style-name="T1">-Sound for each card appearing on start of round(for the new animation you added recently):</text:span></text:p>
      <text:p text:style-name="Standard"><text:span text:style-name="T1"><text:tab/>"card flip sound.wav" </text:span></text:p>
      <text:p text:style-name="Standard"/>
      <text:p text:style-name="Standard"><text:span text:style-name="T1">-Sound for hyena hit by sausage:</text:span></text:p>
      <text:p text:style-name="Standard"><text:span text:style-name="T1"><text:tab/>"fruit falling off branch.wav" <text:s/></text:span></text:p>
      <text:p text:style-name="Standard"><text:span text:style-name="T1"><text:tab/><text:tab/>….</text:span><text:span text:style-name="T2">followed by:</text:span><text:span text:style-name="T1"> "hyena note 2 grunt 6.wav"</text:span></text:p>
      <text:p text:style-name="Standard"/>
      <text:p text:style-name="Standard"><text:span text:style-name="T1">-Sound for lioness revealed:</text:span></text:p>
      <text:p text:style-name="Standard"><text:span text:style-name="T1"><text:tab/>"maya_lion roar_3.wav"</text:span></text:p>
      <text:p text:style-name="Standard"/>
      <text:p text:style-name="Standard"/>
      <text:p text:style-name="Standard"><text:soft-page-break/><text:span text:style-name="T1">-Sound for antelopes matched:</text:span></text:p>
      <text:p text:style-name="Standard"><text:span text:style-name="T1"><text:tab/>"antelope_righta_mayamodbymjh.wav"</text:span></text:p>
      <text:p text:style-name="Standard"/>
      <text:p text:style-name="Standard"><text:span text:style-name="T1">-Sound for antelopes NOT matched:</text:span></text:p>
      <text:p text:style-name="Standard"><text:span text:style-name="T1"><text:tab/>"antelope_wrongb_mayamodbymjh.wav"</text:span></text:p>
      <text:p text:style-name="Standard"/>
      <text:p text:style-name="Standard"><text:span text:style-name="T1">-Sound for antelope selected:</text:span></text:p>
      <text:p text:style-name="Standard"><text:span text:style-name="T1"><text:tab/>"antelope_selecteda_mayamodbymjh.wav"</text:span></text:p>
      <text:p text:style-name="Standard"/>
      <text:p text:style-name="Standard"><text:span text:style-name="T1">-Sound for antelopes rearing up after being matched:</text:span></text:p>
      <text:p text:style-name="Standard"><text:span text:style-name="T1"><text:tab/>"antelope rearing and landing.wav"</text:span></text:p>
      <text:p text:style-name="Standard"/>
      <text:p text:style-name="Standard"><text:span text:style-name="T1">-Sound for antelope running off screen:</text:span></text:p>
      <text:p text:style-name="Standard"><text:span text:style-name="T1"><text:tab/>"footsteps loop animals running off screen.wav"</text:span></text:p>
      <text:p text:style-name="Standard"/>
      <text:p text:style-name="Standard"><text:span text:style-name="T1">-Random ambient sounds in game: </text:span></text:p>
      <text:p text:style-name="Standard"><text:span text:style-name="T1"><text:tab/>"ambient monkey.wav" </text:span></text:p>
      <text:p text:style-name="Standard"><text:span text:style-name="T1"><text:tab/>"ambient bird.wav"</text:span></text:p>
      <text:p text:style-name="Standard"/>
      <text:p text:style-name="Standard"/>
      <text:p text:style-name="Standard"/>
      <text:p text:style-name="Standard"><text:span text:style-name="T1"/></text:p>
      <text:p text:style-name="Standard"><text:span text:style-name="T1"/></text:p>
      <text:p text:style-name="P1"><text:span text:style-name="T3">Music</text:span></text:p>
      <text:p text:style-name="Standard"><text:span text:style-name="T1"/></text:p>
      <text:p text:style-name="Standard"><text:span text:style-name="T1"/></text:p>
      <text:p text:style-name="Standard"><text:span text:style-name="T1">-Shuffle music tracks for levels(any of the gameplay music loop tracks)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P1"><text:span text:style-name="T3">Menu Voice</text:span></text:p>
      <text:p text:style-name="Standard"><text:span text:style-name="T1"/></text:p>
      <text:p text:style-name="Standard"><text:span text:style-name="T1"/></text:p>
      <text:p text:style-name="Standard"><text:span text:style-name="T1">-David voice sounds applied to each antelope when the antelope is clicked on in the info page. <text:s/></text:span><text:span text:style-name="T2">Note: He has sounds for most of the antelopes. <text:s/>We will get more from him later. </text:span></text:p>
      <text:p text:style-name="Standard"/>
      <text:p text:style-name="P2"/>
      <text:p text:style-name="P2"/>
      <text:p text:style-name="P2"/>
      <text:p text:style-name="P2">Design Document Audio Section</text:p>
      <text:p text:style-name="P2"/>
      <text:list xml:id="list4344931997629380947" text:style-name="WW8Num1">
        <text:list-item>
          <text:p text:style-name="P3">Section V - Audio</text:p>
          <text:list>
            <text:list-item>
              <text:p text:style-name="P3">Voice Talent</text:p>
              <text:p text:style-name="P5">Maya: Animal voices</text:p>
              <text:p text:style-name="P5">* Lioness roar</text:p>
              <text:p text:style-name="P5"><text:soft-page-break/>* Lioness rejected <text:s/>(if special used)</text:p>
              <text:p text:style-name="P5">* Antelope may require voice to be lowered through tools</text:p>
              <text:p text:style-name="P5">* 4 types of Antelope acknowledged sounds (surprised to be clicked on)</text:p>
              <text:p text:style-name="P5">* 4 types of Antelope happy sounds (relieved to be matched successfully)</text:p>
              <text:p text:style-name="P5">David: Narrator </text:p>
              <text:p text:style-name="P5">* Win dialog</text:p>
              <text:p text:style-name="P5">* Fail dialog</text:p>
              <text:p text:style-name="P5">* Tutorial explained<text:line-break/>* Animal names</text:p>
            </text:list-item>
          </text:list>
          <text:p text:style-name="P5"/>
          <text:list text:continue-numbering="true">
            <text:list-item>
              <text:p text:style-name="P3">Music</text:p>
              <text:p text:style-name="P5">Short splash screen theme (transitions into a menu music loop)</text:p>
              <text:p text:style-name="P5">Short level success tune</text:p>
              <text:p text:style-name="P5">Short level failed tune</text:p>
              <text:p text:style-name="P5">Short level start tune</text:p>
              <text:p text:style-name="P5">Northern Africa levels song</text:p>
              <text:p text:style-name="P5">Western Africa levels song</text:p>
              <text:p text:style-name="P5">Central Africa levels song</text:p>
              <text:p text:style-name="P5">Eastern Africa levels song</text:p>
              <text:p text:style-name="P5">Southern Africa levels song</text:p>
              <text:p text:style-name="P5"/>
              <text:p text:style-name="P5"/>
            </text:list-item>
            <text:list-item>
              <text:p text:style-name="P3">Sound Effects</text:p>
              <text:p text:style-name="P5">Tap button</text:p>
              <text:p text:style-name="P5">Card flip sound</text:p>
              <text:p text:style-name="P5">Card shuffle sound</text:p>
              <text:p text:style-name="P5">Footstep loop for animals running off screen</text:p>
              <text:p text:style-name="P5">Successful card match chime</text:p>
              <text:p text:style-name="P5">Failed card match chime</text:p>
              <text:p text:style-name="P5">Splash image swoosh toward camera (animation not implemented yet)</text:p>
              <text:p text:style-name="P5">Splash image stop? (animation not implemented yet)</text:p>
              <text:p text:style-name="P5">Camera zoom into map region</text:p>
              <text:p text:style-name="P5">Opening the paper map</text:p>
              <text:p text:style-name="P5">Closing the paper map</text:p>
              <text:p text:style-name="P5">Tap on map Region</text:p>
              <text:p text:style-name="P5">Region rise out of paper</text:p>
              <text:p text:style-name="P5">Ambient bird or other animal sounds</text:p>
              <text:p text:style-name="P5">Hyena hit by fruit</text:p>
              <text:p text:style-name="P5">Fruit falling off branch</text:p>
              <text:p text:style-name="P5">Hyena falls and hits the dirt</text:p>
              <text:p text:style-name="P5">Antelope rearing and landing </text:p>
              <text:p text:style-name="P5">Use Special Ability</text:p>
              <text:p text:style-name="P5"><text:span text:style-name="T1"/></text:p>
            </text:list-item>
          </text:list>
        </text:list-item>
      </text:list>
      <text:p text:style-name="P6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Arial" svg:font-family="Arial" style:font-family-generic="roman" style:font-pitch="variable"/>
    <style:font-face style:name="Droid Sans" svg:font-family="'Droid Sans'" style:font-family-generic="roman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font-name-asian="SimSun" style:font-size-asian="11pt" style:language-asian="en" style:country-asian="US" style:font-name-complex="Mang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1z3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45in" fo:margin-left="1.2in"/>
        </style:list-level-properties>
      </text:list-level-style-number>
      <text:list-level-style-number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text:style-name="WW8Num1z5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text:style-name="WW8Num1z6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text:style-name="WW8Num1z7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text:style-name="WW8Num1z8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2</meta:editing-cycles>
    <meta:creation-date>2017-07-13T02:23:56</meta:creation-date>
    <dc:date>2017-07-12T19:49:59.76</dc:date>
    <meta:editing-duration>PT1S</meta:editing-duration>
    <meta:generator>OpenOffice/4.1.3$Win32 OpenOffice.org_project/413m1$Build-9783</meta:generator>
    <meta:document-statistic meta:table-count="0" meta:image-count="0" meta:object-count="0" meta:page-count="3" meta:paragraph-count="86" meta:word-count="441" meta:character-count="2820"/>
    <dc:creator>Matt Hunter</dc:creator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